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50%"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50%"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line-height="150%"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line-height="150%"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 style:list-style-name="L3">
      <style:paragraph-properties fo:line-height="150%"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L2">
      <style:paragraph-properties fo:line-height="150%"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dręcznik użytkownika projektu Hearts: Klient</text:p>
      <text:p text:style-name="P1"/>
      <text:p text:style-name="P2">Logowanie</text:p>
      <text:p text:style-name="P4">Warunki zalogowania się użytkownika do gry:</text:p>
      <text:list xml:id="list40510026" text:style-name="L1">
        <text:list-item>
          <text:p text:style-name="P5">podanie nazwy serwera (domyślnie <text:span text:style-name="T2">localhost</text:span>)</text:p>
        </text:list-item>
        <text:list-item>
          <text:p text:style-name="P5">podanie numeru portu (domyślnie <text:span text:style-name="T1">9999</text:span>)</text:p>
        </text:list-item>
        <text:list-item>
          <text:p text:style-name="P5">podanie loginu oraz hasła, z możliwością zapisania hasła)</text:p>
        </text:list-item>
        <text:list-item>
          <text:p text:style-name="P5">użytkownik ma możliwość stworzenia konta na stałe, poprzez zaznaczenie opcji <text:span text:style-name="T1">Utwórz nowe konto</text:span></text:p>
        </text:list-item>
      </text:list>
      <text:p text:style-name="P3"/>
      <text:p text:style-name="P2">Okno główne - lobby</text:p>
      <text:p text:style-name="P4">Po poprawnym logowaniu się użytkownik przechodzi do okna głównego gry – lobby.</text:p>
      <text:p text:style-name="P4">Po prawej stronie okna znajduje się lista aktualnie połączonych z serwerem graczy.</text:p>
      <text:p text:style-name="P4">Gracz może stworzyć nowy, własny stół lub dołączyć do już istniejącego.</text:p>
      <text:p text:style-name="P4">Warunkiem koniecznym do rozpoczęcia nowej rozgrywki jest obecność czterech graczy przy stole.</text:p>
      <text:p text:style-name="P4">Opuszczenie stołu przez któregokolwiek użytkownika skutkuje przerwaniem gry<text:span text:style-name="T3"> </text:span>na stole.</text:p>
      <text:p text:style-name="P3"/>
      <text:p text:style-name="P2">Okno stołu</text:p>
      <text:p text:style-name="P4">Okno zawiera:</text:p>
      <text:list xml:id="list40639497" text:style-name="L3">
        <text:list-item>
          <text:p text:style-name="P6">pole gry</text:p>
        </text:list-item>
        <text:list-item>
          <text:p text:style-name="P6">pole z kartami użytkownikami</text:p>
        </text:list-item>
        <text:list-item>
          <text:p text:style-name="P6">pole chata z pozostałymi graczami na stole</text:p>
        </text:list-item>
        <text:list-item>
          <text:p text:style-name="P6">tabelę z wynikami kolejnych rozdań</text:p>
        </text:list-item>
        <text:list-item>
          <text:p text:style-name="P6">pole umożliwiające złożenie oferty do licytacji</text:p>
        </text:list-item>
      </text:list>
      <text:p text:style-name="P4">Wybór karty do zagrania – kliknięcie na kartę. W przypadku niedozwolonego zagrania, gra informuje gracza o typie niedozwolonego zagrania.</text:p>
      <text:p text:style-name="P4"/>
      <text:p text:style-name="P2">Zakładka POMOC</text:p>
      <text:p text:style-name="P4">Zawiera:</text:p>
      <text:list xml:id="list40619278" text:style-name="L2">
        <text:list-item>
          <text:p text:style-name="P7">Informacje o grze – zasady gry, przyznawania punktów, warunki licytacji</text:p>
        </text:list-item>
        <text:list-item>
          <text:p text:style-name="P7">prezentację talii kart</text:p>
        </text:list-item>
        <text:list-item>
          <text:p text:style-name="P7">możliwość wyboru atutu</text:p>
        </text:list-item>
        <text:list-item>
          <text:p text:style-name="P7">pokazanie aukcji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6-26T19:54:46.07</meta:creation-date>
    <meta:generator>OpenOffice.org/3.1$Win32 OpenOffice.org_project/310m19$Build-9420</meta:generator>
    <dc:date>2010-06-26T20:56:32.73</dc:date>
    <meta:editing-duration>PT01H01M42S</meta:editing-duration>
    <meta:editing-cycles>11</meta:editing-cycles>
    <meta:document-statistic meta:table-count="0" meta:image-count="0" meta:object-count="0" meta:page-count="1" meta:paragraph-count="27" meta:word-count="185" meta:character-count="1242"/>
  </office:meta>
</office:document-meta>
</file>